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20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justify" fo:margin-left="0.00pt" fo:text-indent="-18.00pt"/>
    </style:style>
    <text:list-style style:name="L2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 fo:margin-left="0.00pt" fo:text-indent="-18.00pt"/>
    </style:style>
    <style:style style:name="P4" style:family="paragraph">
      <style:paragraph-properties fo:line-height="100.00%" fo:text-align="justify" fo:margin-left="0.00pt" fo:text-indent="-18.00pt" fo:margin-right="-10.70pt">
        <style:tab-stops>
          <style:tab-stop style:position="497.00pt"/>
        </style:tab-stops>
      </style:paragraph-properties>
    </style:style>
  </office:automatic-styles>
  <office:body>
    <office:text>
      <text:p text:style-name="P1"><text:span text:style-name="T1"/></text:p>
      <text:list text:style-name="L2">
        <text:list-item>
          <text:p text:style-name="P2"><text:span text:style-name="T2"><text:tab/></text:span><text:span text:style-name="T3">Realizar un programa/aplicación en C# que pida un número del 1 al 12 y diga el nombre del mes correspondiente.</text:span></text:p>
        </text:list-item>
      </text:list>
      <text:p text:style-name="P3"><text:span text:style-name="T3"/></text:p>
      <text:p text:style-name="P3"><text:span text:style-name="T3"/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